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erviceUnitAnalyzer.isValidEndpoint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UnitAnalyz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UnitAnalyzer.getConsumes( 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